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40.46mm" svg:y="8.97mm">
            <loext:p draw:notify-on-update-of-ranges="Feuille1.A1:Feuille1.A20 Feuille1.B1:Feuille1.B20 Feuille1.C1:Feuille1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fondeur (ua)</text:p>
          </table:table-cell>
          <table:table-cell office:value-type="string" calcext:value-type="string">
            <text:p>Viscosité (ua)</text:p>
          </table:table-cell>
          <table:table-cell office:value-type="string" calcext:value-type="string">
            <text:p>Volume (u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[.A2]+1)" office:value-type="float" office:value="1" calcext:value-type="float">
            <text:p>1</text:p>
          </table:table-cell>
          <table:table-cell table:formula="of:=[.A2]^2/7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[.A3]+1)" office:value-type="float" office:value="0.5" calcext:value-type="float">
            <text:p>0,5</text:p>
          </table:table-cell>
          <table:table-cell table:formula="of:=[.A3]^2/700" office:value-type="float" office:value="0.00142857142857143" calcext:value-type="float">
            <text:p>0,00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[.A4]+1)" office:value-type="float" office:value="0.333333333333333" calcext:value-type="float">
            <text:p>0,3333333333</text:p>
          </table:table-cell>
          <table:table-cell table:formula="of:=[.A4]^2/700" office:value-type="float" office:value="0.00571428571428571" calcext:value-type="float">
            <text:p>0,00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[.A5]+1)" office:value-type="float" office:value="0.25" calcext:value-type="float">
            <text:p>0,25</text:p>
          </table:table-cell>
          <table:table-cell table:formula="of:=[.A5]^2/700" office:value-type="float" office:value="0.0128571428571429" calcext:value-type="float">
            <text:p>0,01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[.A6]+1)" office:value-type="float" office:value="0.2" calcext:value-type="float">
            <text:p>0,2</text:p>
          </table:table-cell>
          <table:table-cell table:formula="of:=[.A6]^2/700" office:value-type="float" office:value="0.0228571428571429" calcext:value-type="float">
            <text:p>0,022857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[.A7]+1)" office:value-type="float" office:value="0.166666666666667" calcext:value-type="float">
            <text:p>0,1666666667</text:p>
          </table:table-cell>
          <table:table-cell table:formula="of:=[.A7]^2/700" office:value-type="float" office:value="0.0357142857142857" calcext:value-type="float">
            <text:p>0,03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[.A8]+1)" office:value-type="float" office:value="0.142857142857143" calcext:value-type="float">
            <text:p>0,1428571429</text:p>
          </table:table-cell>
          <table:table-cell table:formula="of:=[.A8]^2/700" office:value-type="float" office:value="0.0514285714285714" calcext:value-type="float">
            <text:p>0,05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[.A9]+1)" office:value-type="float" office:value="0.125" calcext:value-type="float">
            <text:p>0,125</text:p>
          </table:table-cell>
          <table:table-cell table:formula="of:=[.A9]^2/700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[.A10]+1)" office:value-type="float" office:value="0.111111111111111" calcext:value-type="float">
            <text:p>0,1111111111</text:p>
          </table:table-cell>
          <table:table-cell table:formula="of:=[.A10]^2/700" office:value-type="float" office:value="0.0914285714285714" calcext:value-type="float">
            <text:p>0,09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[.A11]+1)" office:value-type="float" office:value="0.1" calcext:value-type="float">
            <text:p>0,1</text:p>
          </table:table-cell>
          <table:table-cell table:formula="of:=[.A11]^2/700" office:value-type="float" office:value="0.115714285714286" calcext:value-type="float">
            <text:p>0,11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[.A12]+1)" office:value-type="float" office:value="0.0909090909090909" calcext:value-type="float">
            <text:p>0,0909090909</text:p>
          </table:table-cell>
          <table:table-cell table:formula="of:=[.A12]^2/700" office:value-type="float" office:value="0.142857142857143" calcext:value-type="float">
            <text:p>0,142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([.A13]+1)" office:value-type="float" office:value="0.0833333333333333" calcext:value-type="float">
            <text:p>0,0833333333</text:p>
          </table:table-cell>
          <table:table-cell table:formula="of:=[.A13]^2/700" office:value-type="float" office:value="0.172857142857143" calcext:value-type="float">
            <text:p>0,1728571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([.A14]+1)" office:value-type="float" office:value="0.0769230769230769" calcext:value-type="float">
            <text:p>0,0769230769</text:p>
          </table:table-cell>
          <table:table-cell table:formula="of:=[.A14]^2/700" office:value-type="float" office:value="0.205714285714286" calcext:value-type="float">
            <text:p>0,2057142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([.A15]+1)" office:value-type="float" office:value="0.0714285714285714" calcext:value-type="float">
            <text:p>0,0714285714</text:p>
          </table:table-cell>
          <table:table-cell table:formula="of:=[.A15]^2/700" office:value-type="float" office:value="0.241428571428571" calcext:value-type="float">
            <text:p>0,2414285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([.A16]+1)" office:value-type="float" office:value="0.0666666666666667" calcext:value-type="float">
            <text:p>0,0666666667</text:p>
          </table:table-cell>
          <table:table-cell table:formula="of:=[.A16]^2/700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([.A17]+1)" office:value-type="float" office:value="0.0625" calcext:value-type="float">
            <text:p>0,0625</text:p>
          </table:table-cell>
          <table:table-cell table:formula="of:=[.A17]^2/700" office:value-type="float" office:value="0.321428571428571" calcext:value-type="float">
            <text:p>0,3214285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([.A18]+1)" office:value-type="float" office:value="0.0588235294117647" calcext:value-type="float">
            <text:p>0,0588235294</text:p>
          </table:table-cell>
          <table:table-cell table:formula="of:=[.A18]^2/700" office:value-type="float" office:value="0.365714285714286" calcext:value-type="float">
            <text:p>0,3657142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([.A19]+1)" office:value-type="float" office:value="0.0555555555555556" calcext:value-type="float">
            <text:p>0,0555555556</text:p>
          </table:table-cell>
          <table:table-cell table:formula="of:=[.A19]^2/700" office:value-type="float" office:value="0.412857142857143" calcext:value-type="float">
            <text:p>0,4128571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([.A20]+1)" office:value-type="float" office:value="0.0526315789473684" calcext:value-type="float">
            <text:p>0,0526315789</text:p>
          </table:table-cell>
          <table:table-cell table:formula="of:=[.A20]^2/700" office:value-type="float" office:value="0.462857142857143" calcext:value-type="float">
            <text:p>0,46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9:13:58.996000000</meta:creation-date>
    <dc:date>2018-03-17T11:51:22.217000000</dc:date>
    <meta:editing-duration>PT16H7M2S</meta:editing-duration>
    <meta:editing-cycles>1</meta:editing-cycles>
    <meta:document-statistic meta:table-count="1" meta:cell-count="60" meta:object-count="1"/>
    <meta:generator>LibreOffice/5.0.5.2$Windows_x86 LibreOffice_project/55b006a02d247b5f7215fc6ea0fde844b30035b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Feuille1.A1:Feuille1.C20" chart:data-source-has-labels="both" svg:x="0.32cm" svg:y="0.18cm" svg:width="12.693cm" svg:height="8.64cm">
          <chartooo:coordinate-region svg:x="1.484cm" svg:y="0.18cm" svg:width="10.766cm" svg:height="6.264cm"/>
          <chart:axis chart:dimension="x" chart:name="primary-x" chart:style-name="ch4" chartooo:axis-type="auto">
            <chartooo:date-scale/>
            <chart:categories table:cell-range-address="Feuille1.A1:Feuille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20" loext:label-string="viscosité" chart:class="chart:line">
            <chart:data-point chart:repeated="20"/>
          </chart:series>
          <chart:series chart:style-name="ch7" chart:values-cell-range-address="Feuille1.C1:Feuille1.C20" loext:label-string="volume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cosité</text:p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string">
                <text:p>Profondeur (ua)</text:p>
                <draw:g>
                  <svg:desc>Feuille1.A1:Feuille1.A20</svg:desc>
                </draw:g>
              </table:table-cell>
              <table:table-cell office:value-type="float" office:value="NaN">
                <text:p>NaN</text:p>
                <draw:g>
                  <svg:desc>Feuille1.B1:Feuille1.B20</svg:desc>
                </draw:g>
              </table:table-cell>
              <table:table-cell office:value-type="float" office:value="NaN">
                <text:p>NaN</text:p>
                <draw:g>
                  <svg:desc>Feuille1.C1:Feuille1.C2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00142857142857143">
                <text:p>0.001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0128571428571429">
                <text:p>0.01285714285714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0228571428571429">
                <text:p>0.02285714285714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514285714285714">
                <text:p>0.05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4285714285714">
                <text:p>0.09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15714285714286">
                <text:p>0.115714285714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72857142857143">
                <text:p>0.1728571428571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05714285714286">
                <text:p>0.2057142857142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41428571428571">
                <text:p>0.24142857142857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25">
                <text:p>0.0625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5714285714286">
                <text:p>0.3657142857142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412857142857143">
                <text:p>0.4128571428571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462857142857143">
                <text:p>0.46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